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8a09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8a09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</text:span><text:span text:style-name="MT3">14.2</text:span><text:span text:style-name="MT2"> </text:span><text:span text:style-name="MT4"><text:s text:c="7"/></text:span><text:span text:style-name="MT5"><text:s text:c="15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1-26T08:57:25.035405367</dc:date>
    <meta:editing-duration>PT30M2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1" meta:word-count="4" meta:character-count="107" meta:non-whitespace-character-count="30"/>
  </office:meta>
</office:document-meta>
</file>